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1_2115220706"/>create table artist_album(<text:bookmark-end text:name="__DdeLink__1_2115220706"/></text:p>
      <text:p text:style-name="Standard">artist_id int NOT NULL,</text:p>
      <text:p text:style-name="Standard">album_id int NOT NULL</text:p>
      <text:p text:style-name="Standard">)</text:p>
      <text:p text:style-name="Standard"/>
      <text:p text:style-name="Standard">create table album_song(</text:p>
      <text:p text:style-name="Standard">album_id int NOT NULL,</text:p>
      <text:p text:style-name="Standard">song_id int NOT NULL</text:p>
      <text:p text:style-name="Standard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22:21:52.964844953</meta:creation-date>
    <dc:date>2022-04-12T22:24:39.265782577</dc:date>
    <meta:editing-duration>PT2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4" meta:character-count="138" meta:non-whitespace-character-count="122"/>
  </office:meta>
</office:document-meta>
</file>